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05162" officeooo:paragraph-rsid="00005162"/>
    </style:style>
    <style:style style:name="P2" style:family="paragraph" style:parent-style-name="Standard">
      <style:paragraph-properties fo:text-align="justify" style:justify-single-word="false"/>
      <style:text-properties fo:font-size="14pt" officeooo:rsid="00005162" officeooo:paragraph-rsid="00005162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06d497" officeooo:paragraph-rsid="0006d49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6pt" officeooo:rsid="00005162" officeooo:paragraph-rsid="00005162" style:font-size-asian="16pt" style:font-size-complex="16pt"/>
    </style:style>
    <style:style style:name="P5" style:family="paragraph" style:parent-style-name="Standard">
      <style:paragraph-properties fo:text-align="center" style:justify-single-word="false" fo:break-before="page"/>
      <style:text-properties fo:font-size="14pt" officeooo:rsid="0005904b" officeooo:paragraph-rsid="0005904b" style:font-size-asian="14pt" style:font-size-complex="14pt"/>
    </style:style>
    <style:style style:name="P6" style:family="paragraph" style:parent-style-name="Standard">
      <style:paragraph-properties fo:text-align="center" style:justify-single-word="false" fo:break-before="page"/>
      <style:text-properties fo:font-size="14pt" officeooo:rsid="0006d497" officeooo:paragraph-rsid="0006d497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06d497" officeooo:paragraph-rsid="0006d497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087b4e" officeooo:paragraph-rsid="00087b4e" style:font-size-asian="14pt" style:font-size-complex="14pt"/>
    </style:style>
    <style:style style:name="P10" style:family="paragraph" style:parent-style-name="Table_20_Heading">
      <style:text-properties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officeooo:rsid="0006d497" officeooo:paragraph-rsid="0006d497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0b2ea5" officeooo:paragraph-rsid="000b2ea5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20pt" officeooo:rsid="000b2ea5" officeooo:paragraph-rsid="000b2ea5" style:font-size-asian="20pt" style:font-size-complex="20pt"/>
    </style:style>
    <style:style style:name="P14" style:family="paragraph" style:parent-style-name="Standard">
      <style:paragraph-properties fo:text-align="center" style:justify-single-word="false" fo:break-before="page"/>
      <style:text-properties fo:font-size="14pt" officeooo:rsid="000a6f3c" officeooo:paragraph-rsid="000a6f3c" style:font-size-asian="14pt" style:font-size-complex="14pt"/>
    </style:style>
    <style:style style:name="P15" style:family="paragraph" style:parent-style-name="Standard">
      <style:paragraph-properties fo:text-align="justify" style:justify-single-word="false" fo:break-before="page"/>
      <style:text-properties fo:font-size="14pt" officeooo:rsid="000b2ea5" officeooo:paragraph-rsid="000b2ea5" style:font-size-asian="14pt" style:font-size-complex="14pt"/>
    </style:style>
    <style:style style:name="T1" style:family="text">
      <style:text-properties officeooo:rsid="00023e4b"/>
    </style:style>
    <style:style style:name="T2" style:family="text">
      <style:text-properties officeooo:rsid="0003ec25"/>
    </style:style>
    <style:style style:name="T3" style:family="text">
      <style:text-properties officeooo:rsid="00087b4e"/>
    </style:style>
    <style:style style:name="T4" style:family="text">
      <style:text-properties officeooo:rsid="000bff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VLAN</text:p>
      <text:p text:style-name="P4">(Rede local virtual)</text:p>
      <text:p text:style-name="P1"/>
      <text:p text:style-name="P2">O desempenho da rede é um factor importante na produtividade de uma empresa. Uma das tecnologias usadas para melhorar o desempenho da rede é a separação de grandes.</text:p>
      <text:p text:style-name="P2"/>
      <text:p text:style-name="P2">Domínios de broadCast em menores. Uma VLAN cria um domínio lógico de broadCast que pode abranger vários segmentos de LAN físicos. As VLANs melhoram o desempenho da rede separando grandes domínios de broadcast <text:s/>em menores.</text:p>
      <text:p text:style-name="P2"/>
      <text:p text:style-name="P2">Se um dispositivo em uma <text:span text:style-name="T1">VLAN enviar um quadro Ethernet de broadcast, todos os dispositivos na VLAN </text:span><text:span text:style-name="T2">receberão o quadro, mas os dispositivos em outros VLANs não.</text:span></text:p>
      <text:p text:style-name="P5">Vantagens <text:span text:style-name="T4">e desvantagens </text:span>das VLANs</text:p>
      <text:p text:style-name="P6">Criar uma VLAN</text:p>
      <text:p text:style-name="P3"/>
      <table:table table:name="Tabela1" table:style-name="Tabela1">
        <table:table-column table:style-name="Tabela1.A"/>
        <table:table-column table:style-name="Tabela1.B"/>
        <table:table-row table:style-name="TableLine94068221554688">
          <table:table-cell table:style-name="Tabela1.A1" office:value-type="string">
            <text:p text:style-name="P9">Comando do switch Cisco IOS</text:p>
            <text:p text:style-name="P9"/>
          </table:table-cell>
          <table:table-cell table:style-name="Tabela1.B1" office:value-type="string">
            <text:p text:style-name="P7"/>
          </table:table-cell>
        </table:table-row>
        <table:table-row table:style-name="TableLine94068223790640">
          <table:table-cell table:style-name="Tabela1.A2" office:value-type="string">
            <text:p text:style-name="P8">Entre no modo de configuração global.</text:p>
          </table:table-cell>
          <table:table-cell table:style-name="Tabela1.B2" office:value-type="string">
            <text:p text:style-name="P9">S1# configure terminal</text:p>
          </table:table-cell>
        </table:table-row>
        <table:table-row table:style-name="TableLine94068224501760">
          <table:table-cell table:style-name="Tabela1.A2" office:value-type="string">
            <text:p text:style-name="P8">Crie uma VLAN com um número de identificação válido.</text:p>
          </table:table-cell>
          <table:table-cell table:style-name="Tabela1.B2" office:value-type="string">
            <text:p text:style-name="P9">S1(config)# vian vian-id</text:p>
          </table:table-cell>
        </table:table-row>
        <table:table-row table:style-name="TableLine94068222996480">
          <table:table-cell table:style-name="Tabela1.A2" office:value-type="string">
            <text:p text:style-name="P8">Especifique um nome exclusivo para identificar a VLAN</text:p>
          </table:table-cell>
          <table:table-cell table:style-name="Tabela1.B2" office:value-type="string">
            <text:p text:style-name="P9">S1(config-vian)# name vian-name</text:p>
          </table:table-cell>
        </table:table-row>
        <table:table-row table:style-name="TableLine94068221009600">
          <table:table-cell table:style-name="Tabela1.A2" office:value-type="string">
            <text:p text:style-name="P8">Volte <text:span text:style-name="T3">para o modo EXEC previlegiado</text:span></text:p>
          </table:table-cell>
          <table:table-cell table:style-name="Tabela1.B2" office:value-type="string">
            <text:p text:style-name="P9">S1(config-vian)# end</text:p>
          </table:table-cell>
        </table:table-row>
      </table:table>
      <text:p text:style-name="P3"/>
      <text:p text:style-name="P14">Exemplo de configuração</text:p>
      <text:p text:style-name="P15">Exiba as informações resumidas de VLAN usando o comando no modo privelegiado</text:p>
      <text:p text:style-name="P13">Sho vlan brief</text:p>
      <text:p text:style-name="P12">exemplo:</text:p>
      <text:p text:style-name="P12"/>
      <text:p text:style-name="P12">S1# shwo vlan brie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6T08:20:25.295365963</meta:creation-date>
    <dc:date>2022-05-06T10:10:30.542470488</dc:date>
    <meta:editing-duration>PT1H6M48S</meta:editing-duration>
    <meta:editing-cycles>7</meta:editing-cycles>
    <meta:generator>LibreOffice/6.4.7.2$Linux_X86_64 LibreOffice_project/40$Build-2</meta:generator>
    <meta:document-statistic meta:table-count="1" meta:image-count="0" meta:object-count="0" meta:page-count="5" meta:paragraph-count="21" meta:word-count="170" meta:character-count="1058" meta:non-whitespace-character-count="908"/>
  </office:meta>
</office:document-meta>
</file>